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5f83a" officeooo:paragraph-rsid="0005f83a"/>
    </style:style>
    <style:style style:name="P3" style:family="paragraph" style:parent-style-name="Standard">
      <style:text-properties officeooo:rsid="000a0966" officeooo:paragraph-rsid="000a0966"/>
    </style:style>
    <style:style style:name="P4" style:family="paragraph" style:parent-style-name="Standard">
      <style:text-properties officeooo:rsid="000537b6" officeooo:paragraph-rsid="0004d835"/>
    </style:style>
    <style:style style:name="P5" style:family="paragraph" style:parent-style-name="Standard">
      <style:text-properties officeooo:rsid="0005f83a" officeooo:paragraph-rsid="0004d835"/>
    </style:style>
    <style:style style:name="P6" style:family="paragraph" style:parent-style-name="Standard">
      <style:text-properties officeooo:rsid="0005f83a" officeooo:paragraph-rsid="0005f83a"/>
    </style:style>
    <style:style style:name="P7" style:family="paragraph" style:parent-style-name="Standard">
      <style:text-properties officeooo:rsid="0004d835" officeooo:paragraph-rsid="0004d835"/>
    </style:style>
    <style:style style:name="P8" style:family="paragraph" style:parent-style-name="Standard">
      <style:text-properties officeooo:rsid="000cbc4e" officeooo:paragraph-rsid="000cbc4e"/>
    </style:style>
    <style:style style:name="P9" style:family="paragraph" style:parent-style-name="Standard" style:list-style-name="L1">
      <style:text-properties officeooo:rsid="000cbc4e" officeooo:paragraph-rsid="000cbc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7d6"/>
    </style:style>
    <style:style style:name="T3" style:family="text">
      <style:text-properties officeooo:rsid="0009cc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4"><text:tab/>5) Criação de acervo (Biblioteca)</text:p>
      <text:p text:style-name="P4"><text:tab/>6) Facilita a administração baselines (Base line é a combinação dos módulos que gera uma aplicação estável, na qual serve como uma base segura de apoio)</text:p>
      <text:p text:style-name="P5"><text:tab/>7) Facilita o trabalho em equipe.</text:p>
      <text:p text:style-name="P5"><text:tab/>8) Reduz o tempo de compilação</text:p>
      <text:p text:style-name="P1"/>
      <text:p text:style-name="P2">Propriedades da modularização</text:p>
      <text:p text:style-name="P2"/>
      <text:p text:style-name="P2">1) Módulo</text:p>
      <text:p text:style-name="P2">- Definição física:<text:line-break/><text:tab/>Uma unidade de compilação independente, um programa.</text:p>
      <text:p text:style-name="P2">- Definição lógica</text:p>
      <text:p text:style-name="P2"><text:tab/>Um elemento que trata preferencialmente de <text:span text:style-name="T1">um</text:span> conceito específico.</text:p>
      <text:p text:style-name="P2"><text:tab/>Cuidado com a qualidade das coisas</text:p>
      <text:p text:style-name="P2">2) Elementos de software</text:p>
      <text:p text:style-name="P2"><text:span text:style-name="T2">Portal - </text:span><text:s/>Sistema &gt; Programas &gt; Módulos &gt; <text:span text:style-name="T3">[</text:span>Classes e objetos<text:span text:style-name="T3">]</text:span> &gt; Bloco de código &gt; Linha de comando</text:p>
      <text:p text:style-name="P3">obs: Artefato é qualquer elemento criado ao longo de um processo de desenvolvimento com características bem definidas e que pode ser versionado.</text:p>
      <text:p text:style-name="P2"/>
      <text:p text:style-name="P2"/>
      <text:p text:style-name="P2"><text:soft-page-break/></text:p>
      <text:p text:style-name="P2"/>
      <text:p text:style-name="P8">TERCEIRA AULA - </text:p>
      <text:p text:style-name="P8"/>
      <text:p text:style-name="P8">Regras de interface:</text:p>
      <text:list text:style-name="L1">
        <text:list-item>
          <text:p text:style-name="P9">Sintaxe - Estrutura<text:line-break/>Representação: <text:s/>int e float</text:p>
        </text:list-item>
        <text:list-item>
          <text:p text:style-name="P9">Codificação: São regras que definem a estrutura aceitavel em uma interface</text:p>
        </text:list-item>
        <text:list-item>
          <text:p text:style-name="P9">Conjunto de valores permitidos: Nem todos os valores que respeitem a representação e a codificação são válidas</text:p>
        </text:list-item>
      </text:list>
      <text:p text:style-name="P8">Semântica – Significa</text:p>
      <text:p text:style-name="P8"><text:tab/>Ex: Se o módulo informar idade como inteiro não funcionará a interface se o outro módulo <text:tab/>esperar receber velocidade.</text:p>
      <text:p text:style-name="P8">Resumo: para uma interface funcionar devem ser respeitadas a sintaxe e a semântica na troca de dados.</text:p>
      <text:p text:style-name="P8"/>
      <text:p text:style-name="P8">Validação de dados de uma interface</text:p>
      <text:p text:style-name="P8"><text:s/></text:p>
      <text:p text:style-name="P8"/>
      <text:p text:style-name="P8">4) Processo de Desenvolvimento</text:p>
      <text:p text:style-name="P8"/>
      <text:p text:style-name="P8"/>
      <text:p text:style-name="P8">LIB – Biblioteca Estática</text:p>
      <text:p text:style-name="P8"><text:tab/>- Sempre estará presente onde a aplicação for instalada</text:p>
      <text:p text:style-name="P8"><text:tab/>- O executado fica maior<text:tab/></text:p>
      <text:p text:style-name="P8"><text:tab/>- Redundância (várias aplicação utilizando a mesma biblioteca faz com que haja várias <text:tab/>instâncias)</text:p>
      <text:p text:style-name="P8">DLL – Biblioteca Dinâmica</text:p>
      <text:p text:style-name="P8">- Só existe uma instância desta biblioteca na memória sendo acessado por N aplicações</text:p>
      <text:p text:style-name="P8">- Se não estiver na máquina a aplicação não roda.</text:p>
      <text:p text:style-name="P8"/>
      <text:p text:style-name="P8">.c – Módulo de implementação</text:p>
      <text:p text:style-name="P8">.h – Módulo de definição</text:p>
      <text:p text:style-name="P8"/>
      <text:p text:style-name="P8"/>
      <text:p text:style-name="P8">5) Módulo de Implementação</text:p>
      <text:p text:style-name="P8">- Possui o código das funções internas e de acesso</text:p>
      <text:p text:style-name="P8">- Documentação voltada para os programadores do módulo do servidor</text:p>
      <text:p text:style-name="P8">- Possui a estrutura encapsulada manipulada pelo módulo.</text:p>
      <text:p text:style-name="P8"/>
      <text:p text:style-name="P8">6) Módulo de definição</text:p>
      <text:p text:style-name="P8">- Possui os protótipos das funções de acesso disponibilizas pelo módulo e cujo os códigos estão armazenados nos respectivos módulos de implementação.</text:p>
      <text:p text:style-name="P8">- Documentação voltada para os programadores dos módulos cliente</text:p>
      <text:p text:style-name="P8">- Definição das variáveis globais</text:p>
      <text:p text:style-name="P8">- Tipos compartilh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8-21T18:32:20.341113006</dc:date>
    <meta:editing-duration>PT3H25M2S</meta:editing-duration>
    <meta:editing-cycles>7</meta:editing-cycles>
    <meta:generator>LibreOffice/7.6.5.2$Linux_X86_64 LibreOffice_project/38d5f62f85355c192ef5f1dd47c5c0c0c6d6598b</meta:generator>
    <meta:document-statistic meta:table-count="0" meta:image-count="0" meta:object-count="0" meta:page-count="2" meta:paragraph-count="62" meta:word-count="547" meta:character-count="3538" meta:non-whitespace-character-count="2992"/>
  </office:meta>
</office:document-meta>
</file>